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754cm" svg:height="7.873cm" svg:x="0.008cm" svg:y="0.0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1cm" fo:page-width="15.748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10:30:59.869394417</meta:creation-date>
    <meta:generator>LibreOffice/5.1.6.2$Linux_X86_64 LibreOffice_project/10m0$Build-2</meta:generator>
    <dc:date>2017-04-22T11:03:06.201620242</dc:date>
    <meta:editing-duration>PT4M1S</meta:editing-duration>
    <meta:editing-cycles>5</meta:editing-cycles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size="11pt" fo:font-weight="bold" style:font-size-asian="10pt" style:font-size-complex="10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1pt" style:font-size-asian="11pt" style:font-size-complex="11pt"/>
    </style:style>
    <style:style style:name="ch5" style:family="chart" style:data-style-name="N121">
      <style:chart-properties chart:display-label="true" chart:logarithmic="false" chart:minimum="0.4" chart:maximum="1.8" chart:interval-major="0.2" chart:interval-minor-divisor="1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1pt" style:font-size-asian="11pt" style:font-size-complex="11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755cm" svg:height="7.874cm" xlink:href="." xlink:type="simple" chart:class="chart:bar" chart:style-name="ch1">
        <chart:legend svg:x="1.892cm" svg:y="0cm" style:legend-expansion="custom" chartooo:width="8.942cm" chartooo:height="0.931cm" style:legend-expansion-aspect-ratio="9.6047261009667" chart:style-name="ch2"/>
        <chart:plot-area chart:style-name="ch3" chart:data-source-has-labels="both" svg:x="1.087cm" svg:y="0.704cm" svg:width="14.4cm" svg:height="7.097cm">
          <chartooo:coordinate-region svg:x="1.867cm" svg:y="0.931cm" svg:width="13.57cm" svg:height="6.17cm"/>
          <chart:axis chart:dimension="x" chart:name="primary-x" chart:style-name="ch4" chartooo:axis-type="auto">
            <chartooo:date-scale/>
            <chart:categories table:cell-range-address="local-table.$B$1:.$K$1"/>
          </chart:axis>
          <chart:axis chart:dimension="y" chart:name="primary-y" chart:style-name="ch5">
            <chart:title svg:x="0.212cm" svg:y="6.148cm" chart:style-name="ch6">
              <text:p>Vulnerability (normalized)</text:p>
            </chart:title>
            <chart:grid chart:style-name="ch7" chart:class="major"/>
          </chart:axis>
          <chart:series chart:style-name="ch8" chart:values-cell-range-address="local-table.$B$2:.$K$2" chart:label-cell-address="local-table.$A$2" chart:class="chart:bar">
            <chart:data-point chart:repeated="10"/>
          </chart:series>
          <chart:series chart:style-name="ch9" chart:values-cell-range-address="local-table.$B$3:.$K$3" chart:label-cell-address="local-table.$A$3" chart:class="chart:bar">
            <chart:data-point chart:repeated="10"/>
          </chart:series>
          <chart:series chart:style-name="ch10" chart:values-cell-range-address="local-table.$B$4:.$K$4" chart:label-cell-address="local-table.$A$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1</text:p>
              </table:table-cell>
              <table:table-cell office:value-type="string">
                <text:p>Set 2</text:p>
              </table:table-cell>
              <table:table-cell office:value-type="string">
                <text:p>Set 3</text:p>
              </table:table-cell>
              <table:table-cell office:value-type="string">
                <text:p>Set 4</text:p>
              </table:table-cell>
              <table:table-cell office:value-type="string">
                <text:p>Set 5</text:p>
              </table:table-cell>
              <table:table-cell office:value-type="string">
                <text:p>Set 6</text:p>
              </table:table-cell>
              <table:table-cell office:value-type="string">
                <text:p>Set 7</text:p>
              </table:table-cell>
              <table:table-cell office:value-type="string">
                <text:p>Set 8</text:p>
              </table:table-cell>
              <table:table-cell office:value-type="string">
                <text:p>Set 9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CP Onl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CR+CP[11]</text:p>
              </table:table-cell>
              <table:table-cell office:value-type="float" office:value="1.06294511113493">
                <text:p>1.06294511113493</text:p>
              </table:table-cell>
              <table:table-cell office:value-type="float" office:value="1.32267823978319">
                <text:p>1.32267823978319</text:p>
              </table:table-cell>
              <table:table-cell office:value-type="float" office:value="1.41809885605284">
                <text:p>1.41809885605284</text:p>
              </table:table-cell>
              <table:table-cell office:value-type="float" office:value="1.50434392585669">
                <text:p>1.50434392585669</text:p>
              </table:table-cell>
              <table:table-cell office:value-type="float" office:value="1.43305343161693">
                <text:p>1.43305343161693</text:p>
              </table:table-cell>
              <table:table-cell office:value-type="float" office:value="1.49279570658274">
                <text:p>1.49279570658274</text:p>
              </table:table-cell>
              <table:table-cell office:value-type="float" office:value="1.14899077584534">
                <text:p>1.14899077584534</text:p>
              </table:table-cell>
              <table:table-cell office:value-type="float" office:value="1.55812352868944">
                <text:p>1.55812352868944</text:p>
              </table:table-cell>
              <table:table-cell office:value-type="float" office:value="1.70844138739471">
                <text:p>1.70844138739471</text:p>
              </table:table-cell>
              <table:table-cell office:value-type="float" office:value="1.40549677366187">
                <text:p>1.40549677366187</text:p>
              </table:table-cell>
            </table:table-row>
            <table:table-row>
              <table:table-cell office:value-type="string">
                <text:p>Our Approach</text:p>
              </table:table-cell>
              <table:table-cell office:value-type="float" office:value="0.969321944421409">
                <text:p>0.969321944421409</text:p>
              </table:table-cell>
              <table:table-cell office:value-type="float" office:value="0.748170936612755">
                <text:p>0.748170936612755</text:p>
              </table:table-cell>
              <table:table-cell office:value-type="float" office:value="0.980664726121453">
                <text:p>0.980664726121453</text:p>
              </table:table-cell>
              <table:table-cell office:value-type="float" office:value="0.966319392247981">
                <text:p>0.966319392247981</text:p>
              </table:table-cell>
              <table:table-cell office:value-type="float" office:value="0.852393935850329">
                <text:p>0.852393935850329</text:p>
              </table:table-cell>
              <table:table-cell office:value-type="float" office:value="0.95779826989599">
                <text:p>0.95779826989599</text:p>
              </table:table-cell>
              <table:table-cell office:value-type="float" office:value="0.843254477231251">
                <text:p>0.843254477231251</text:p>
              </table:table-cell>
              <table:table-cell office:value-type="float" office:value="0.92314709020021">
                <text:p>0.92314709020021</text:p>
              </table:table-cell>
              <table:table-cell office:value-type="float" office:value="0.969533007194748">
                <text:p>0.969533007194748</text:p>
              </table:table-cell>
              <table:table-cell office:value-type="float" office:value="0.912289308864014">
                <text:p>0.912289308864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